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lTypeface" svg:font-family="AmilTypef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fca1a" officeooo:paragraph-rsid="000fca1a"/>
    </style:style>
    <style:style style:name="P2" style:family="paragraph" style:parent-style-name="Standard">
      <style:text-properties officeooo:rsid="00111f06" officeooo:paragraph-rsid="00111f06"/>
    </style:style>
    <style:style style:name="P3" style:family="paragraph" style:parent-style-name="Standard">
      <style:text-properties officeooo:rsid="0014203a" officeooo:paragraph-rsid="0014203a"/>
    </style:style>
    <style:style style:name="P4" style:family="paragraph" style:parent-style-name="Standard">
      <style:text-properties officeooo:rsid="0015a103" officeooo:paragraph-rsid="0015a103"/>
    </style:style>
    <style:style style:name="P5" style:family="paragraph" style:parent-style-name="Standard">
      <style:text-properties officeooo:rsid="0015cef7" officeooo:paragraph-rsid="0015cef7"/>
    </style:style>
    <style:style style:name="P6" style:family="paragraph" style:parent-style-name="Standard">
      <style:text-properties fo:font-weight="bold" officeooo:rsid="000fca1a" officeooo:paragraph-rsid="000fca1a" style:font-weight-asian="bold" style:font-weight-complex="bold"/>
    </style:style>
    <style:style style:name="P7" style:family="paragraph" style:parent-style-name="Standard">
      <style:text-properties fo:font-weight="bold" officeooo:rsid="00111f06" officeooo:paragraph-rsid="00111f06" style:font-weight-asian="bold" style:font-weight-complex="bold"/>
    </style:style>
    <style:style style:name="P8" style:family="paragraph" style:parent-style-name="Standard">
      <style:text-properties fo:font-weight="bold" officeooo:rsid="00125776" officeooo:paragraph-rsid="00125776" style:font-weight-asian="bold" style:font-weight-complex="bold"/>
    </style:style>
    <style:style style:name="P9" style:family="paragraph" style:parent-style-name="Standard">
      <style:text-properties fo:font-weight="bold" officeooo:rsid="0015ec65" officeooo:paragraph-rsid="0015ec65" style:font-weight-asian="bold" style:font-weight-complex="bold"/>
    </style:style>
    <style:style style:name="P10" style:family="paragraph" style:parent-style-name="Standard">
      <style:text-properties fo:font-weight="bold" officeooo:rsid="001995eb" officeooo:paragraph-rsid="001995eb" style:font-weight-asian="bold" style:font-weight-complex="bold"/>
    </style:style>
    <style:style style:name="P11" style:family="paragraph" style:parent-style-name="Standard">
      <style:text-properties fo:font-weight="bold" officeooo:rsid="0019f4bf" officeooo:paragraph-rsid="0019f4bf" style:font-weight-asian="bold" style:font-weight-complex="bold"/>
    </style:style>
    <style:style style:name="P12" style:family="paragraph" style:parent-style-name="Standard">
      <style:text-properties officeooo:rsid="0015ec65" officeooo:paragraph-rsid="0015ec65"/>
    </style:style>
    <style:style style:name="P13" style:family="paragraph" style:parent-style-name="Standard">
      <style:text-properties officeooo:rsid="0018e20e" officeooo:paragraph-rsid="0018e20e"/>
    </style:style>
    <style:style style:name="P14" style:family="paragraph" style:parent-style-name="Standard">
      <style:text-properties fo:font-weight="normal" officeooo:rsid="0018e20e" officeooo:paragraph-rsid="0018e20e" style:font-weight-asian="normal" style:font-weight-complex="normal"/>
    </style:style>
    <style:style style:name="P15" style:family="paragraph" style:parent-style-name="Standard">
      <style:text-properties fo:font-weight="normal" officeooo:rsid="001995eb" officeooo:paragraph-rsid="001995eb" style:font-weight-asian="normal" style:font-weight-complex="normal"/>
    </style:style>
    <style:style style:name="P16" style:family="paragraph" style:parent-style-name="Standard">
      <style:text-properties officeooo:rsid="001995eb" officeooo:paragraph-rsid="001995eb"/>
    </style:style>
    <style:style style:name="P17" style:family="paragraph" style:parent-style-name="Standard">
      <style:text-properties officeooo:rsid="0019f4bf" officeooo:paragraph-rsid="0019f4bf"/>
    </style:style>
    <style:style style:name="P18" style:family="paragraph" style:parent-style-name="Standard">
      <style:text-properties officeooo:rsid="001c88c7" officeooo:paragraph-rsid="001c88c7"/>
    </style:style>
    <style:style style:name="P19" style:family="paragraph" style:parent-style-name="Standard">
      <style:text-properties fo:font-weight="normal" officeooo:rsid="001e666b" officeooo:paragraph-rsid="001e666b" style:font-weight-asian="normal" style:font-weight-complex="normal"/>
    </style:style>
    <style:style style:name="P20" style:family="paragraph" style:parent-style-name="Standard">
      <style:text-properties officeooo:rsid="0021e05a" officeooo:paragraph-rsid="0021e05a"/>
    </style:style>
    <style:style style:name="P21" style:family="paragraph" style:parent-style-name="Standard">
      <style:text-properties fo:font-weight="bold" officeooo:rsid="0021e05a" officeooo:paragraph-rsid="0021e05a" style:font-weight-asian="bold" style:font-weight-complex="bold"/>
    </style:style>
    <style:style style:name="P22" style:family="paragraph" style:parent-style-name="Standard">
      <style:text-properties officeooo:rsid="0022112c" officeooo:paragraph-rsid="0022112c"/>
    </style:style>
    <style:style style:name="T1" style:family="text">
      <style:text-properties officeooo:rsid="00125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 Lúcia <text:span text:style-name="T1">de Souza Silva</text:span></text:p>
      <text:p text:style-name="P1">Sem queixas. Renovar Amantadina 100mg qhs e Sertralina 50mg 4cp qam.</text:p>
      <text:p text:style-name="P1"/>
      <text:p text:style-name="P7">Allany Abílio <text:span text:style-name="T1">Almeida de Sousa</text:span></text:p>
      <text:p text:style-name="P2">Narcolepsia com cataplexia.</text:p>
      <text:p text:style-name="P2">Tento bupropiona 150mg 1cp qam.</text:p>
      <text:p text:style-name="P2">Programação é Concerta se não houver resposta.</text:p>
      <text:p text:style-name="P2"/>
      <text:p text:style-name="P8">Elza Gouveia Campos</text:p>
      <text:p text:style-name="P4">Teve uma queda, ficou em obseração por 48 horas.</text:p>
      <text:p text:style-name="P16">Hematoma subdural sem efeito de massa.</text:p>
      <text:p text:style-name="P5">Aguardando consulta com a NCR.</text:p>
      <text:p text:style-name="P5"/>
      <text:p text:style-name="P3">Pamelor 50mg qhs</text:p>
      <text:p text:style-name="P3">Memantina 10mg 1cp bid</text:p>
      <text:p text:style-name="P3">Atorvastatina 40mg 1cp qhs</text:p>
      <text:p text:style-name="P3">Clorana 25mg 1cp qam</text:p>
      <text:p text:style-name="P4">Nebilet 5mg 1cp bid</text:p>
      <text:p text:style-name="P4">Diosmin</text:p>
      <text:p text:style-name="P4">Novanlo</text:p>
      <text:p text:style-name="P4">Asma – Alenia</text:p>
      <text:p text:style-name="P4">Pantoprazol</text:p>
      <text:p text:style-name="P12"/>
      <text:p text:style-name="P9">Janaína Souza do Nascimento</text:p>
      <text:p text:style-name="P14">Migrânea crônica sob controle.</text:p>
      <text:p text:style-name="P13">Topiramato 100mg 1cp qhs</text:p>
      <text:p text:style-name="P2"/>
      <text:p text:style-name="P2"/>
      <text:p text:style-name="P10">Naira Raquel Cavazzini Salemme</text:p>
      <text:p text:style-name="P15">Junho/23 --→ início de corticóide 60mg devido a anemia. Refere Hb 6.5.</text:p>
      <text:p text:style-name="P15">Hoje normalizou.</text:p>
      <text:p text:style-name="P15"/>
      <text:p text:style-name="P15">Marcou consulta para marcar exames. Tinha fraqueza nas pernas e cansava muito.</text:p>
      <text:p text:style-name="P15">Ainda tem dificuldade para andar e tem contrações para andar.</text:p>
      <text:p text:style-name="P15">Em agosto começou com formigamento nos pés.</text:p>
      <text:p text:style-name="P15">Fraqueza progrediu para braços.</text:p>
      <text:p text:style-name="P15"/>
      <text:p text:style-name="P15">Caminha sem apoio, porém não consegue agachar-se ou tampouco caminhar na ponto dos pés e nos calcanhares.</text:p>
      <text:p text:style-name="P15"/>
      <text:p text:style-name="P19">Orientei sobre necessidade de acompanhamento presencial.</text:p>
      <text:p text:style-name="P15"/>
      <text:p text:style-name="P11">Regiane</text:p>
      <text:p text:style-name="P17">Laudo para ganhar mais da aposentadoria.</text:p>
      <text:p text:style-name="P17">Receita do Ocrelizumabe.</text:p>
      <text:p text:style-name="P17">Chegar exames.</text:p>
      <text:p text:style-name="P17">Receita de Primidona 100mg 1cp 12/12 horas.</text:p>
      <text:p text:style-name="P17"/>
      <text:p text:style-name="P21">Valdenice da Silva</text:p>
      <text:p text:style-name="P20">Cefaleia Crônica</text:p>
      <text:p text:style-name="P18"/>
      <text:p text:style-name="P20">Divalcon 750mg</text:p>
      <text:p text:style-name="P20"><text:soft-page-break/>PDN 40mg por dia 5 dias</text:p>
      <text:p text:style-name="P20">Acupuntura</text:p>
      <text:p text:style-name="P20">RNM cranio</text:p>
      <text:p text:style-name="P20">Mapeamento de retina</text:p>
      <text:p text:style-name="P20"/>
      <text:p text:style-name="P20"/>
      <text:p text:style-name="P20">Seio Yamasaki Kawamoto</text:p>
      <text:p text:style-name="P20">Doença de Alzheimer</text:p>
      <text:p text:style-name="P22">Tem episódios de agitação 2 a 3x por semana.</text:p>
      <text:p text:style-name="P22">Quetiapina sob demanda.</text:p>
      <text:p text:style-name="P20"/>
      <text:p text:style-name="P22">Ajusto medicações:</text:p>
      <text:p text:style-name="P22">Prolopa BD + Prolopa HBS</text:p>
      <text:p text:style-name="P22">Donila 1mg qhs</text:p>
      <text:p text:style-name="P22">Quetiapina 25mg 1cp sob demanda</text:p>
      <text:p text:style-name="P22"/>
      <text:p text:style-name="P22">Ivanete Omena de Freitas</text:p>
      <text:p text:style-name="P22">Número não existe no Whatsapp</text:p>
      <text:p text:style-name="P22"/>
      <text:p text:style-name="P20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lTypeface" svg:font-family="AmilTypef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Nimbus Sans" style:font-family-complex="'Nimbus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3:30:36.651023788</meta:creation-date>
    <dc:date>2023-10-13T17:31:28.223716345</dc:date>
    <meta:editing-duration>PT1H54M5S</meta:editing-duration>
    <meta:editing-cycles>17</meta:editing-cycles>
    <meta:generator>LibreOffice/7.6.2.1$Linux_X86_64 LibreOffice_project/60$Build-1</meta:generator>
    <meta:document-statistic meta:table-count="0" meta:image-count="0" meta:object-count="0" meta:page-count="2" meta:paragraph-count="53" meta:word-count="250" meta:character-count="1560" meta:non-whitespace-character-count="1363"/>
  </office:meta>
</office:document-meta>
</file>